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1.496cm" fo:min-width="1.246cm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cc9966" draw:textarea-horizontal-align="justify" draw:textarea-vertical-align="middle" draw:auto-grow-height="false" fo:min-height="1.655cm" fo:min-width="0.135cm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0cm"/>
    </style:style>
    <style:style style:name="gr5" style:family="graphic" style:parent-style-name="standard">
      <style:graphic-properties draw:fill="solid" draw:fill-color="#6699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standard">
      <style:graphic-properties draw:textarea-horizontal-align="justify" draw:textarea-vertical-align="middle" draw:auto-grow-height="false" fo:min-height="0.61cm" fo:min-width="1.63cm"/>
    </style:style>
    <style:style style:name="gr9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.124cm"/>
    </style:style>
    <style:style style:name="gr10" style:family="graphic" style:parent-style-name="standard">
      <style:graphic-properties svg:stroke-width="0cm" svg:stroke-color="#66cc00" draw:marker-start-width="0.2cm" draw:marker-end-width="0.2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1.151cm"/>
    </style:style>
    <style:style style:name="gr12" style:family="graphic" style:parent-style-name="standard">
      <style:graphic-properties draw:textarea-horizontal-align="justify" draw:textarea-vertical-align="middle" draw:auto-grow-height="false" fo:min-height="0.597cm" fo:min-width="0.347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.1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0cm"/>
    </style:style>
    <style:style style:name="gr17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8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min-height="0.043cm" fo:min-width="0.111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6.482cm" svg:height="5.395cm" draw:transform="rotate (-3.11454005018388) translate (18.9173601849813cm 9.88628314262858cm)" svg:viewBox="0 0 16483 5396" draw:points="0,5078 11744,5396 13863,3390 16419,2823 16483,442 137,0">
            <text:p/>
          </draw:polygon>
          <draw:custom-shape draw:style-name="gr2" draw:text-style-name="P1" draw:layer="layout" svg:width="2.54cm" svg:height="2.54cm" svg:x="3.381cm" svg:y="8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54cm" svg:height="2.54cm" svg:x="14.652cm" svg:y="8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" draw:text-style-name="P1" draw:layer="layout" svg:width="3.491cm" svg:height="1.745cm" svg:x="5.445cm" svg:y="5.127cm" svg:viewBox="0 0 3492 1746" draw:points="635,1746 3492,1746 3492,0 1587,0 0,1746">
            <text:p/>
          </draw:polygon>
        </draw:g>
        <draw:g>
          <draw:g>
            <draw:custom-shape draw:style-name="gr3" draw:text-style-name="P1" draw:layer="layout" svg:width="0.635cm" svg:height="1.905cm" svg:x="10.525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476cm" svg:height="1.588cm" svg:x="10.048cm" svg:y="6.39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477cm" svg:height="0.159cm" svg:x="10.605cm" svg:y="6.23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9.89cm" svg:y1="7.985cm" svg:x2="11.16cm" svg:y2="7.985cm">
              <text:p/>
            </draw:line>
          </draw:g>
          <draw:frame draw:style-name="gr7" draw:text-style-name="P2" draw:layer="layout" svg:width="1.246cm" svg:height="0.826cm" svg:x="9.914cm" svg:y="7.985cm">
            <draw:text-box>
              <text:p text:style-name="P1">SF<text:span text:style-name="T1">6</text:span></text:p>
            </draw:text-box>
          </draw:frame>
        </draw:g>
        <draw:g>
          <draw:g>
            <draw:custom-shape draw:style-name="gr8" draw:text-style-name="P2" draw:layer="layout" svg:width="2.222cm" svg:height="0.952cm" svg:x="12.412cm" svg:y="7.03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2" draw:layer="layout" svg:width="1.112cm" svg:height="0.159cm" svg:x="13.363cm" svg:y="7.667cm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2" draw:layer="layout" svg:width="0.159cm" svg:height="0.159cm" svg:x="12.588cm" svg:y="7.7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frame draw:style-name="gr11" draw:text-style-name="P2" draw:layer="layout" svg:width="3.492cm" svg:height="1.401cm" svg:x="11.795cm" svg:y="7.985cm">
            <draw:text-box>
              <text:p text:style-name="P1">CH<text:span text:style-name="T1">4 </text:span>/ CO<text:span text:style-name="T1">2 </text:span>/ H<text:span text:style-name="T1">2</text:span>O</text:p>
            </draw:text-box>
          </draw:frame>
        </draw:g>
        <draw:g>
          <draw:g>
            <draw:g>
              <draw:custom-shape draw:style-name="gr12" draw:text-style-name="P2" draw:layer="layout" svg:width="0.847cm" svg:height="0.847cm" svg:x="8.535cm" svg:y="2.586cm">
                <text:p/>
                <draw:enhanced-geometry svg:viewBox="0 0 21600 21600" draw:mirror-vertical="true" draw:type="block-arc" draw:modifiers="-179.802429129583 9849.11515922737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13" draw:text-style-name="P2" draw:layer="layout" svg:width="0.123cm" svg:height="0.04cm" svg:x="8.535cm" svg:y="2.972cm">
                <text:p/>
                <draw:enhanced-geometry svg:viewBox="0 0 21600 21600" draw:mirror-vertical="false" draw:type="rectangle" draw:enhanced-path="M 0 0 L 21600 0 21600 21600 0 21600 0 0 Z N"/>
              </draw:custom-shape>
              <draw:custom-shape draw:style-name="gr13" draw:text-style-name="P2" draw:layer="layout" svg:width="0.123cm" svg:height="0.04cm" svg:x="9.259cm" svg:y="2.974cm">
                <text:p/>
                <draw:enhanced-geometry svg:viewBox="0 0 21600 21600" draw:mirror-vertical="false" draw:type="rectangle" draw:enhanced-path="M 0 0 L 21600 0 21600 21600 0 21600 0 0 Z N"/>
              </draw:custom-shape>
            </draw:g>
            <draw:g>
              <draw:custom-shape draw:style-name="gr12" draw:text-style-name="P2" draw:layer="layout" svg:width="0.847cm" svg:height="0.847cm" draw:transform="rotate (-1.5707963267949) translate (8.673cm 3.056cm)">
                <text:p/>
                <draw:enhanced-geometry svg:viewBox="0 0 21600 21600" draw:type="block-arc" draw:modifiers="-179.802429129583 9849.11515922737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13" draw:text-style-name="P2" draw:layer="layout" svg:width="0.123cm" svg:height="0.04cm" draw:transform="rotate (1.5707963267949) translate (8.211cm 3.178cm)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13" draw:text-style-name="P2" draw:layer="layout" svg:width="0.123cm" svg:height="0.04cm" draw:transform="rotate (1.5707963267949) translate (8.213cm 3.902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custom-shape draw:style-name="gr14" draw:text-style-name="P2" draw:layer="layout" svg:width="1.693cm" svg:height="0.098cm" svg:x="8.673cm" svg:y="3.4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468cm" svg:height="0.039cm" svg:x="8.203cm" svg:y="3.47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5" draw:text-style-name="P3" draw:layer="layout" svg:width="2.576cm" svg:height="0.826cm" svg:x="7.985cm" svg:y="3.857cm">
            <draw:text-box>
              <text:p text:style-name="P3">U, V, W, T<text:span text:style-name="T1">S</text:span></text:p>
            </draw:text-box>
          </draw:frame>
        </draw:g>
        <draw:g>
          <draw:custom-shape draw:style-name="gr16" draw:text-style-name="P2" draw:layer="layout" svg:width="0.089cm" svg:height="0.952cm" svg:x="13.96cm" svg:y="3.3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635cm" svg:height="0.318cm" svg:x="13.7cm" svg:y="3.06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2" draw:layer="layout" svg:width="0.635cm" svg:height="0.317cm" svg:x="13.7cm" svg:y="2.58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6" draw:text-style-name="P2" draw:layer="layout" svg:x1="13.792cm" svg:y1="2.905cm" svg:x2="13.792cm" svg:y2="3.063cm">
            <text:p/>
          </draw:line>
          <draw:line draw:style-name="gr6" draw:text-style-name="P2" draw:layer="layout" svg:x1="14.254cm" svg:y1="2.905cm" svg:x2="14.254cm" svg:y2="3.063cm">
            <text:p/>
          </draw:line>
          <draw:line draw:style-name="gr1" draw:text-style-name="P2" draw:layer="layout" svg:x1="13.858cm" svg:y1="3.381cm" svg:x2="14.176cm" svg:y2="3.381cm">
            <text:p/>
          </draw:line>
        </draw:g>
        <draw:frame draw:style-name="gr15" draw:text-style-name="P3" draw:layer="layout" svg:width="1.869cm" svg:height="1.199cm" svg:x="11.989cm" svg:y="2.428cm">
          <draw:text-box>
            <text:p text:style-name="P3">Airmar </text:p>
            <text:p text:style-name="P3">PB2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7:19:14.218000000</meta:creation-date>
    <dc:date>2015-02-04T18:30:27.997000000</dc:date>
    <meta:editing-duration>PT25M36S</meta:editing-duration>
    <meta:editing-cycles>6</meta:editing-cycles>
    <meta:generator>LibreOffice/4.3.3.2$Windows_x86 LibreOffice_project/9bb7eadab57b6755b1265afa86e04bf45fbfc644</meta:generator>
    <meta:document-statistic meta:object-count="39"/>
  </office:meta>
</office:document-meta>
</file>